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fo:font-size="12pt" style:text-underline-style="none" fo:font-weight="bold" style:font-size-asian="12pt" style:font-weight-asian="bold" style:font-size-complex="12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ewolf Brute Abilities</text:p>
      <text:p text:style-name="P1"/>
      <text:p text:style-name="P2">Level 1-5</text:p>
      <text:p text:style-name="P2"/>
      <text:p text:style-name="P3">Cantrip:</text:p>
      <text:p text:style-name="P3"/>
      <text:p text:style-name="P4">Bite</text:p>
      <text:p text:style-name="P5">Range: Touch</text:p>
      <text:p text:style-name="P5">Action: 1</text:p>
      <text:p text:style-name="P5">Duration: Instant</text:p>
      <text:p text:style-name="P5">Description: You take your chompers and bite down on the enemy. On hit, roll a 1d8.</text:p>
      <text:p text:style-name="P5"/>
      <text:p text:style-name="P4">Matted Fur</text:p>
      <text:p text:style-name="P5">Range: Self</text:p>
      <text:p text:style-name="P5">Action: 1</text:p>
      <text:p text:style-name="P5">Duration: 1 hour</text:p>
      <text:p text:style-name="P5">Description: Your fur thickens around your body. Raise your Toughness by 2 until the duration falls off. This does not stack. </text:p>
      <text:p text:style-name="P5"/>
      <text:p text:style-name="P3">Powers:</text:p>
      <text:p text:style-name="P3"/>
      <text:p text:style-name="P4">Growl</text:p>
      <text:p text:style-name="P5">Range: 30 feet</text:p>
      <text:p text:style-name="P5">Action: 1</text:p>
      <text:p text:style-name="P5">Duration: 1 hour</text:p>
      <text:p text:style-name="P5">Description: Locking eyes with an enemy, you begin a deep guttural growl. The enemy becomes taunted and will only attack you during the duration. On hit, the enemy will also have disadvantage on attacks to you. On miss, the enemy is only taunted.</text:p>
      <text:p text:style-name="P5"/>
      <text:p text:style-name="P4">Moon-lit Fur</text:p>
      <text:p text:style-name="P5">Range: Self</text:p>
      <text:p text:style-name="P5">Action: 1 bonus action</text:p>
      <text:p text:style-name="P5">Duration: 1 hour</text:p>
      <text:p text:style-name="P5">Description: Your fur glistens in the moonlight. Magic damage done to you is resisted for the duration of the ability. (Half the total magic damage).</text:p>
      <text:p text:style-name="P5"/>
      <text:p text:style-name="P4">Scarred Hide</text:p>
      <text:p text:style-name="P5">Range: </text:p>
      <text:p text:style-name="P5"><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22:07.36</meta:creation-date>
    <meta:document-statistic meta:table-count="0" meta:image-count="0" meta:object-count="0" meta:page-count="1" meta:paragraph-count="27" meta:word-count="151" meta:character-count="867"/>
    <dc:date>2015-03-21T02:51:55.42</dc:date>
    <meta:editing-duration>PT14M38S</meta:editing-duration>
    <meta:editing-cycles>1</meta:editing-cycles>
    <meta:generator>OpenOffice/4.1.1$Win32 OpenOffice.org_project/411m6$Build-9775</meta:generator>
  </office:meta>
</office:document-meta>
</file>